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416cm" fo:min-width="2.98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9cm" fo:min-width="2.86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2cm" fo:min-width="1.338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2.86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1.63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08cm" fo:min-width="3.41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08cm" fo:min-width="4.057cm"/>
    </style:style>
    <style:style style:name="gr1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93cm" fo:min-width="3.05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056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5cm" fo:min-width="5.208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568cm"/>
    </style:style>
    <style:style style:name="gr1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.893cm" fo:min-width="3.056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75cm" fo:min-width="3.9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6cm" svg:height="0.94cm" svg:x="8.83cm" svg:y="1.743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71cm" svg:y1="2.683cm" svg:x2="10.725cm" svg:y2="3.667cm" draw:start-shape="id1" draw:start-glue-point="2" draw:end-shape="id2" svg:d="M10710 2683l15 984" svg:viewBox="0 0 16 985">
          <text:p/>
        </draw:connector>
        <draw:connector draw:style-name="gr2" draw:text-style-name="P1" draw:layer="layout" draw:type="line" svg:x1="10.737cm" svg:y1="6.959cm" svg:x2="10.725cm" svg:y2="7.963cm" draw:start-shape="id3" draw:start-glue-point="8" draw:end-shape="id4" draw:end-glue-point="0" svg:d="M10737 6959l-12 1004" svg:viewBox="0 0 13 1005">
          <text:p/>
        </draw:connector>
        <draw:connector draw:style-name="gr3" draw:text-style-name="P2" draw:layer="layout" svg:x1="12.55cm" svg:y1="11.069cm" svg:x2="12.743cm" svg:y2="6.323cm" draw:start-shape="id5" draw:start-glue-point="7" draw:end-shape="id3" draw:end-glue-point="6" svg:d="M12550 11069h1071v-4746h-878" svg:viewBox="0 0 1072 4747">
          <text:p text:style-name="P1"><text:span text:style-name="T1"><text:tab/></text:span><text:span text:style-name="T1"> <text:s text:c="4"/></text:span><text:span text:style-name="T1">No</text:span></text:p>
        </draw:connector>
        <draw:custom-shape draw:style-name="gr4" draw:text-style-name="P2" xml:id="id6" draw:id="id6" draw:layer="layout" svg:width="4.768cm" svg:height="1.271cm" svg:x="8.352cm" svg:y="13.139cm">
          <text:p text:style-name="P1"><text:span text:style-name="T1">Main Menu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713cm" svg:y1="12.138cm" svg:x2="10.736cm" svg:y2="13.139cm" draw:start-shape="id5" draw:start-glue-point="6" draw:end-shape="id6" draw:end-glue-point="5" svg:d="M10713 12138l23 1001" svg:viewBox="0 0 24 1002">
          <text:p text:style-name="P1"><text:span text:style-name="T1"><text:s/></text:span><text:span text:style-name="T1"><text:tab/></text:span><text:span text:style-name="T1">Yes</text:span></text:p>
        </draw:connector>
        <draw:connector draw:style-name="gr2" draw:text-style-name="P2" draw:layer="layout" draw:type="line" svg:x1="10.736cm" svg:y1="14.41cm" svg:x2="10.735cm" svg:y2="17.063cm" draw:start-shape="id6" draw:start-glue-point="8" draw:end-shape="id7" draw:end-glue-point="0" svg:d="M10736 14410l-1 2653" svg:viewBox="0 0 2 2654">
          <text:p/>
        </draw:connector>
        <draw:custom-shape draw:style-name="gr5" draw:text-style-name="P2" xml:id="id5" draw:id="id5" draw:layer="layout" svg:width="3.674cm" svg:height="2.139cm" svg:x="8.876cm" svg:y="9.999cm">
          <text:p text:style-name="P1"><text:span text:style-name="T1">Password</text:span></text:p>
          <text:p text:style-name="P1"><text:span text:style-name="T1">Correc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3" draw:id="id3" draw:layer="layout" svg:width="4.767cm" svg:height="1.272cm" svg:x="8.353cm" svg:y="5.687cm">
          <text:p text:style-name="P1"><text:span text:style-name="T1"/></text:p>
          <text:p text:style-name="P1"><text:span text:style-name="T1">Login Dialog</text:span></text:p>
          <text:p text:style-name="P1"><text:span text:style-name="T1">Displayed</text:span></text:p>
          <text:p text:style-name="P1"><text:span text:style-name="T1"/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9" draw:id="id9" draw:layer="measurelines" svg:width="4.269cm" svg:height="1.523cm" svg:x="14.508cm" svg:y="23.806cm">
          <text:p text:style-name="P1"><text:span text:style-name="T1">Passwords</text:span></text:p>
          <text:p text:style-name="P1"><text:span text:style-name="T1">Matc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8" draw:id="id8" draw:layer="measurelines" svg:width="5.542cm" svg:height="1.214cm" svg:x="13.9cm" svg:y="21.817cm">
          <text:p text:style-name="P1"><text:span text:style-name="T1">Change Password </text:span></text:p>
          <text:p text:style-name="P1"><text:span text:style-name="T1">Screen 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measurelines" draw:type="line" svg:x1="16.671cm" svg:y1="23.031cm" svg:x2="16.643cm" svg:y2="23.806cm" draw:start-shape="id8" draw:start-glue-point="8" draw:end-shape="id9" draw:end-glue-point="4" svg:d="M16671 23031l-28 775" svg:viewBox="0 0 29 776">
          <text:p/>
        </draw:connector>
        <draw:connector draw:style-name="gr3" draw:text-style-name="P3" draw:layer="measurelines" svg:x1="14.508cm" svg:y1="24.567cm" svg:x2="14.338cm" svg:y2="22.424cm" draw:start-shape="id9" draw:end-shape="id8" draw:end-glue-point="9" svg:d="M14508 24567h-1109v-2143h939" svg:viewBox="0 0 1110 2144">
          <text:p text:style-name="P1"><text:span text:style-name="T2">No</text:span></text:p>
        </draw:connector>
        <draw:connector draw:style-name="gr3" draw:text-style-name="P1" draw:layer="measurelines" draw:type="line" svg:x1="16.643cm" svg:y1="25.329cm" svg:x2="16.629cm" svg:y2="26.185cm" draw:start-shape="id9" draw:start-glue-point="6" draw:end-shape="id10" draw:end-glue-point="5" svg:d="M16643 25329l-14 856" svg:viewBox="0 0 15 857">
          <text:p text:style-name="P1"><text:tab/><text:span text:style-name="T2">Yes</text:span></text:p>
        </draw:connector>
        <draw:custom-shape draw:style-name="gr9" draw:text-style-name="P2" xml:id="id10" draw:id="id10" draw:layer="measurelines" svg:width="6.453cm" svg:height="1.214cm" svg:x="13.402cm" svg:y="26.185cm">
          <text:p text:style-name="P1"><text:span text:style-name="T1">Password change </text:span></text:p>
          <text:p text:style-name="P1"><text:span text:style-name="T1">successful 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2" draw:id="id2" draw:layer="layout" svg:width="3.556cm" svg:height="1.143cm" svg:x="8.947cm" svg:y="3.667cm">
          <text:p text:style-name="P1"><text:span text:style-name="T1">User selects </text:span></text:p>
          <text:p text:style-name="P1"><text:span text:style-name="T1">Database F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" draw:id="id4" draw:layer="layout" svg:width="3.556cm" svg:height="1.143cm" svg:x="8.947cm" svg:y="7.963cm">
          <text:p text:style-name="P1"><text:span text:style-name="T1">User Enters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25cm" svg:y1="4.81cm" svg:x2="10.737cm" svg:y2="5.687cm" draw:start-shape="id2" draw:start-glue-point="2" draw:end-shape="id3" draw:end-glue-point="5" svg:d="M10725 4810l12 877" svg:viewBox="0 0 13 878">
          <text:p/>
        </draw:connector>
        <draw:connector draw:style-name="gr2" draw:text-style-name="P1" draw:layer="layout" draw:type="line" svg:x1="10.725cm" svg:y1="9.106cm" svg:x2="10.713cm" svg:y2="9.999cm" draw:start-shape="id4" draw:start-glue-point="2" draw:end-shape="id5" draw:end-glue-point="4" svg:d="M10725 9106l-12 893" svg:viewBox="0 0 13 894">
          <text:p/>
        </draw:connector>
        <draw:custom-shape draw:style-name="gr12" draw:text-style-name="P2" xml:id="id7" draw:id="id7" draw:layer="layout" svg:width="5.708cm" svg:height="1.835cm" svg:x="7.881cm" svg:y="17.063cm">
          <text:p text:style-name="P1"><text:span text:style-name="T1">User Selects</text:span></text:p>
          <text:p text:style-name="P1"><text:span text:style-name="T1">Menu 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6" draw:id="id16" draw:layer="layout" svg:width="3.556cm" svg:height="1.143cm" svg:x="2.347cm" svg:y="13.399cm">
          <text:p text:style-name="P1"><text:span text:style-name="T1">User Selects</text:span></text:p>
          <text:p text:style-name="P1"><text:span text:style-name="T1">New I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" draw:id="id12" draw:layer="layout" svg:width="3.556cm" svg:height="1.143cm" svg:x="8.967cm" svg:y="20.172cm">
          <text:p text:style-name="P1"><text:span text:style-name="T1">User Selects</text:span></text:p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" draw:id="id11" draw:layer="layout" svg:width="4.068cm" svg:height="1.143cm" svg:x="14.647cm" svg:y="19.563cm">
          <text:p text:style-name="P1"><text:span text:style-name="T1">User Selects</text:span></text:p>
          <text:p text:style-name="P1"><text:span text:style-name="T1">Change Passw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681cm" svg:y1="20.706cm" svg:x2="16.671cm" svg:y2="21.817cm" draw:start-shape="id11" draw:start-glue-point="2" draw:end-shape="id8" draw:end-glue-point="5" svg:d="M16681 20706l-10 1111" svg:viewBox="0 0 11 1112">
          <text:p/>
        </draw:connector>
        <draw:connector draw:style-name="gr2" draw:text-style-name="P1" draw:layer="layout" draw:type="line" svg:x1="10.735cm" svg:y1="18.898cm" svg:x2="10.745cm" svg:y2="20.172cm" draw:start-shape="id7" draw:start-glue-point="2" draw:end-shape="id12" draw:end-glue-point="0" svg:d="M10735 18898l10 1274" svg:viewBox="0 0 11 1275">
          <text:p/>
        </draw:connector>
        <draw:custom-shape draw:style-name="gr1" draw:text-style-name="P1" xml:id="id13" draw:id="id13" draw:layer="layout" svg:width="3.76cm" svg:height="0.94cm" svg:x="8.897cm" svg:y="22.644cm">
          <text:p text:style-name="P1">E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745cm" svg:y1="21.315cm" svg:x2="10.777cm" svg:y2="22.644cm" draw:start-shape="id12" draw:start-glue-point="2" draw:end-shape="id13" draw:end-glue-point="0" svg:d="M10745 21315l32 1329" svg:viewBox="0 0 33 1330">
          <text:p/>
        </draw:connector>
        <draw:connector draw:style-name="gr2" draw:text-style-name="P1" draw:layer="layout" svg:x1="13.589cm" svg:y1="17.98cm" svg:x2="16.681cm" svg:y2="19.563cm" draw:start-shape="id7" draw:start-glue-point="1" draw:end-shape="id11" draw:end-glue-point="0" svg:d="M13589 17980h3092v1583" svg:viewBox="0 0 3093 1584">
          <text:p/>
        </draw:connector>
        <draw:connector draw:style-name="gr2" draw:text-style-name="P1" draw:layer="layout" draw:type="line" svg:x1="7.881cm" svg:y1="17.98cm" svg:x2="5.903cm" svg:y2="17.969cm" draw:start-shape="id7" draw:start-glue-point="3" draw:end-shape="id14" draw:end-glue-point="1" svg:d="M7881 17980l-1978-11" svg:viewBox="0 0 1979 12">
          <text:p/>
        </draw:connector>
        <draw:custom-shape draw:style-name="gr14" draw:text-style-name="P2" xml:id="id19" draw:id="id19" draw:layer="layout" svg:width="3.556cm" svg:height="1.143cm" svg:x="2.347cm" svg:y="15.299cm">
          <text:p text:style-name="P1"><text:span text:style-name="T1">Page 43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3.556cm" svg:height="1.143cm" svg:x="15.847cm" svg:y="4.498cm">
          <text:p text:style-name="P1"><text:span text:style-name="T1">User Selects</text:span></text:p>
          <text:p text:style-name="P1"><text:span text:style-name="T1">Manage Item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0" draw:id="id20" draw:layer="layout" svg:width="3.556cm" svg:height="1.143cm" svg:x="15.847cm" svg:y="6.398cm">
          <text:p text:style-name="P1"><text:span text:style-name="T1">Page 4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002cm" svg:x1="13.589cm" svg:y1="17.98cm" svg:x2="15.847cm" svg:y2="5.069cm" draw:start-shape="id7" draw:start-glue-point="1" draw:end-shape="id15" svg:d="M13589 17980h1127v-12911h1131" svg:viewBox="0 0 2259 12912">
          <text:p/>
        </draw:connector>
        <draw:connector draw:style-name="gr2" draw:text-style-name="P1" draw:layer="layout" svg:x1="7.881cm" svg:y1="17.98cm" svg:x2="5.903cm" svg:y2="13.97cm" draw:start-shape="id7" draw:start-glue-point="3" draw:end-shape="id16" draw:end-glue-point="1" svg:d="M7881 17980h-989v-4010h-989" svg:viewBox="0 0 1979 4011">
          <text:p/>
        </draw:connector>
        <draw:connector draw:style-name="gr2" draw:text-style-name="P1" draw:layer="layout" svg:x1="7.881cm" svg:y1="17.98cm" svg:x2="5.903cm" svg:y2="21.967cm" draw:start-shape="id7" draw:start-glue-point="3" draw:end-shape="id17" draw:end-glue-point="1" svg:d="M7881 17980h-989v3987h-989" svg:viewBox="0 0 1979 3988">
          <text:p/>
        </draw:connector>
        <draw:connector draw:style-name="gr2" draw:text-style-name="P1" draw:layer="layout" svg:x1="7.881cm" svg:y1="17.98cm" svg:x2="5.903cm" svg:y2="25.967cm" draw:start-shape="id7" draw:start-glue-point="3" draw:end-shape="id18" draw:end-glue-point="1" svg:d="M7881 17980h-989v7987h-989" svg:viewBox="0 0 1979 7988">
          <text:p/>
        </draw:connector>
        <draw:connector draw:style-name="gr2" draw:text-style-name="P1" draw:layer="layout" draw:type="line" svg:x1="4.125cm" svg:y1="14.542cm" svg:x2="4.125cm" svg:y2="15.299cm" draw:start-shape="id16" draw:start-glue-point="2" draw:end-shape="id19" draw:end-glue-point="0" svg:d="M4125 14542v757" svg:viewBox="0 0 1 758">
          <text:p/>
        </draw:connector>
        <draw:connector draw:style-name="gr2" draw:text-style-name="P1" draw:layer="layout" draw:type="line" svg:x1="17.625cm" svg:y1="5.641cm" svg:x2="17.625cm" svg:y2="6.398cm" draw:start-shape="id15" draw:start-glue-point="2" draw:end-shape="id20" draw:end-glue-point="0" svg:d="M17625 5641v757" svg:viewBox="0 0 1 758">
          <text:p/>
        </draw:connector>
        <draw:custom-shape draw:style-name="gr15" draw:text-style-name="P2" xml:id="id21" draw:id="id21" draw:layer="layout" svg:width="4.453cm" svg:height="1.225cm" svg:x="15.381cm" svg:y="7.656cm">
          <text:p text:style-name="P1"><text:span text:style-name="T1">User Selects</text:span></text:p>
          <text:p text:style-name="P1"><text:span text:style-name="T1">Manage Customer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2" draw:id="id22" draw:layer="layout" svg:width="3.556cm" svg:height="1.143cm" svg:x="15.847cm" svg:y="9.597cm">
          <text:p text:style-name="P1"><text:span text:style-name="T1">Page 4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607cm" svg:y1="8.881cm" svg:x2="17.625cm" svg:y2="9.597cm" draw:start-shape="id21" draw:start-glue-point="2" draw:end-shape="id22" draw:end-glue-point="0" svg:d="M17607 8881l18 716" svg:viewBox="0 0 19 717">
          <text:p/>
        </draw:connector>
        <draw:custom-shape draw:style-name="gr11" draw:text-style-name="P2" xml:id="id23" draw:id="id23" draw:layer="layout" svg:width="3.556cm" svg:height="1.143cm" svg:x="15.847cm" svg:y="10.897cm">
          <text:p text:style-name="P1"><text:span text:style-name="T1">User Selects</text:span></text:p>
          <text:p text:style-name="P1"><text:span text:style-name="T1">Manage Loa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4" draw:id="id24" draw:layer="layout" svg:width="3.556cm" svg:height="1.143cm" svg:x="15.847cm" svg:y="12.797cm">
          <text:p text:style-name="P1"><text:span text:style-name="T1">Page 4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625cm" svg:y1="12.04cm" svg:x2="17.625cm" svg:y2="12.797cm" draw:start-shape="id23" draw:start-glue-point="2" draw:end-shape="id24" draw:end-glue-point="0" svg:d="M17625 12040v757" svg:viewBox="0 0 1 758">
          <text:p/>
        </draw:connector>
        <draw:custom-shape draw:style-name="gr15" draw:text-style-name="P2" xml:id="id25" draw:id="id25" draw:layer="layout" svg:width="4.453cm" svg:height="1.225cm" svg:x="15.381cm" svg:y="14.155cm">
          <text:p text:style-name="P1"><text:span text:style-name="T1">User Selects</text:span></text:p>
          <text:p text:style-name="P1"><text:span text:style-name="T1">Manage PAT Test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6" draw:id="id26" draw:layer="layout" svg:width="3.556cm" svg:height="1.143cm" svg:x="15.847cm" svg:y="16.096cm">
          <text:p text:style-name="P1"><text:span text:style-name="T1">Page 4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607cm" svg:y1="15.38cm" svg:x2="17.625cm" svg:y2="16.096cm" draw:start-shape="id25" draw:start-glue-point="2" draw:end-shape="id26" draw:end-glue-point="0" svg:d="M17607 15380l18 716" svg:viewBox="0 0 19 717">
          <text:p/>
        </draw:connector>
        <draw:custom-shape draw:style-name="gr11" draw:text-style-name="P2" xml:id="id14" draw:id="id14" draw:layer="layout" svg:width="3.556cm" svg:height="1.143cm" svg:x="2.347cm" svg:y="17.398cm">
          <text:p text:style-name="P1"><text:span text:style-name="T1">User Selects</text:span></text:p>
          <text:p text:style-name="P1"><text:span text:style-name="T1">New Item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7" draw:id="id27" draw:layer="layout" svg:width="3.556cm" svg:height="1.143cm" svg:x="2.347cm" svg:y="19.298cm">
          <text:p text:style-name="P1"><text:span text:style-name="T1">Page 4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25cm" svg:y1="18.541cm" svg:x2="4.125cm" svg:y2="19.298cm" draw:start-shape="id14" draw:start-glue-point="2" draw:end-shape="id27" draw:end-glue-point="0" svg:d="M4125 18541v757" svg:viewBox="0 0 1 758">
          <text:p/>
        </draw:connector>
        <draw:custom-shape draw:style-name="gr11" draw:text-style-name="P2" xml:id="id28" draw:id="id28" draw:layer="layout" svg:width="3.556cm" svg:height="1.143cm" svg:x="2.347cm" svg:y="17.397cm">
          <text:p text:style-name="P1"><text:span text:style-name="T1">User Selects</text:span></text:p>
          <text:p text:style-name="P1"><text:span text:style-name="T1">New Custom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25cm" svg:y1="18.54cm" svg:x2="4.125cm" svg:y2="19.297cm" draw:start-shape="id28" draw:start-glue-point="2" svg:d="M4125 18540v757" svg:viewBox="0 0 1 758">
          <text:p/>
        </draw:connector>
        <draw:custom-shape draw:style-name="gr14" draw:text-style-name="P2" xml:id="id29" draw:id="id29" draw:layer="layout" svg:width="3.556cm" svg:height="1.143cm" svg:x="2.347cm" svg:y="27.297cm">
          <text:p text:style-name="P1"><text:span text:style-name="T1">Page 4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25cm" svg:y1="25.54cm" svg:x2="4.125cm" svg:y2="27.297cm" draw:end-shape="id29" draw:end-glue-point="0" svg:d="M4125 25540v1757" svg:viewBox="0 0 1 1758">
          <text:p/>
        </draw:connector>
        <draw:connector draw:style-name="gr2" draw:text-style-name="P1" draw:layer="layout" draw:type="line" svg:x1="4.125cm" svg:y1="26.539cm" svg:x2="4.125cm" svg:y2="27.296cm" svg:d="M4125 26539v757" svg:viewBox="0 0 1 758">
          <text:p/>
        </draw:connector>
        <draw:custom-shape draw:style-name="gr11" draw:text-style-name="P2" xml:id="id30" draw:id="id30" draw:layer="layout" svg:width="3.556cm" svg:height="1.143cm" svg:x="2.347cm" svg:y="25.397cm">
          <text:p text:style-name="P1"><text:span text:style-name="T1">User Selects</text:span></text:p>
          <text:p text:style-name="P1"><text:span text:style-name="T1">New Item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1" draw:id="id31" draw:layer="layout" svg:width="3.556cm" svg:height="1.143cm" svg:x="2.347cm" svg:y="27.297cm">
          <text:p text:style-name="P1"><text:span text:style-name="T1">Page 4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25cm" svg:y1="26.54cm" svg:x2="4.125cm" svg:y2="27.297cm" draw:start-shape="id30" draw:start-glue-point="2" draw:end-shape="id31" draw:end-glue-point="0" svg:d="M4125 26540v757" svg:viewBox="0 0 1 758">
          <text:p/>
        </draw:connector>
        <draw:custom-shape draw:style-name="gr11" draw:text-style-name="P2" xml:id="id18" draw:id="id18" draw:layer="layout" svg:width="3.556cm" svg:height="1.143cm" svg:x="2.347cm" svg:y="25.396cm">
          <text:p text:style-name="P1"><text:span text:style-name="T1">User Selects</text:span></text:p>
          <text:p text:style-name="P1"><text:span text:style-name="T1">New PAT Te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25cm" svg:y1="26.539cm" svg:x2="4.125cm" svg:y2="27.296cm" draw:start-shape="id18" draw:start-glue-point="2" svg:d="M4125 26539v757" svg:viewBox="0 0 1 758">
          <text:p/>
        </draw:connector>
        <draw:connector draw:style-name="gr2" draw:text-style-name="P1" draw:layer="layout" draw:line-skew="0.231cm" svg:x1="13.589cm" svg:y1="17.98cm" svg:x2="15.381cm" svg:y2="8.268cm" draw:start-shape="id7" draw:start-glue-point="1" draw:end-shape="id21" draw:end-glue-point="3" svg:d="M13589 17980h1127v-9712h665" svg:viewBox="0 0 1793 9713">
          <text:p/>
        </draw:connector>
        <draw:connector draw:style-name="gr2" draw:text-style-name="P1" draw:layer="layout" draw:line-skew="0.231cm" svg:x1="13.589cm" svg:y1="17.98cm" svg:x2="15.381cm" svg:y2="14.767cm" draw:start-shape="id7" draw:start-glue-point="1" draw:end-shape="id25" draw:end-glue-point="3" svg:d="M13589 17980h1127v-3213h665" svg:viewBox="0 0 1793 3214">
          <text:p/>
        </draw:connector>
        <draw:connector draw:style-name="gr2" draw:text-style-name="P1" draw:layer="layout" svg:x1="13.589cm" svg:y1="17.98cm" svg:x2="15.847cm" svg:y2="11.468cm" draw:start-shape="id7" draw:start-glue-point="1" draw:end-shape="id23" draw:end-glue-point="3" svg:d="M13589 17980h1129v-6512h1129" svg:viewBox="0 0 2259 6513">
          <text:p/>
        </draw:connector>
        <draw:custom-shape draw:style-name="gr11" draw:text-style-name="P2" xml:id="id32" draw:id="id32" draw:layer="layout" svg:width="3.556cm" svg:height="1.143cm" svg:x="2.347cm" svg:y="21.397cm">
          <text:p text:style-name="P1"><text:span text:style-name="T1">User Selects</text:span></text:p>
          <text:p text:style-name="P1"><text:span text:style-name="T1">New Item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3" draw:id="id33" draw:layer="layout" svg:width="3.556cm" svg:height="1.143cm" svg:x="2.347cm" svg:y="23.297cm">
          <text:p text:style-name="P1"><text:span text:style-name="T1">Page 4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25cm" svg:y1="22.54cm" svg:x2="4.125cm" svg:y2="23.297cm" draw:start-shape="id32" draw:start-glue-point="2" draw:end-shape="id33" draw:end-glue-point="0" svg:d="M4125 22540v757" svg:viewBox="0 0 1 758">
          <text:p/>
        </draw:connector>
        <draw:custom-shape draw:style-name="gr11" draw:text-style-name="P2" xml:id="id17" draw:id="id17" draw:layer="layout" svg:width="3.556cm" svg:height="1.143cm" svg:x="2.347cm" svg:y="21.396cm">
          <text:p text:style-name="P1"><text:span text:style-name="T1">User Selects</text:span></text:p>
          <text:p text:style-name="P1"><text:span text:style-name="T1">New Loa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25cm" svg:y1="22.539cm" svg:x2="4.125cm" svg:y2="23.296cm" draw:start-shape="id17" draw:start-glue-point="2" svg:d="M4125 22539v757" svg:viewBox="0 0 1 7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0:12:36.255452000</meta:creation-date>
    <dc:date>2015-01-12T20:08:30.476789000</dc:date>
    <meta:editing-duration>PT2H13S</meta:editing-duration>
    <meta:editing-cycles>41</meta:editing-cycles>
    <meta:generator>LibreOffice/4.3.5.2$MacOSX_x86 LibreOffice_project/3a87456aaa6a95c63eea1c1b3201acedf0751bd5</meta:generator>
    <meta:document-statistic meta:object-count="68"/>
  </office:meta>
</office:document-meta>
</file>